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9424" officeooo:paragraph-rsid="00199424"/>
    </style:style>
    <style:style style:name="P2" style:family="paragraph" style:parent-style-name="Standard">
      <style:text-properties officeooo:paragraph-rsid="001ad344"/>
    </style:style>
    <style:style style:name="P3" style:family="paragraph" style:parent-style-name="Standard">
      <style:text-properties officeooo:rsid="001ad344" officeooo:paragraph-rsid="001ad344"/>
    </style:style>
    <style:style style:name="P4" style:family="paragraph" style:parent-style-name="Standard">
      <style:text-properties officeooo:rsid="001b139e" officeooo:paragraph-rsid="001bfbf2"/>
    </style:style>
    <style:style style:name="P5" style:family="paragraph" style:parent-style-name="Standard">
      <style:text-properties officeooo:paragraph-rsid="001c806d"/>
    </style:style>
    <style:style style:name="P6" style:family="paragraph" style:parent-style-name="Standard">
      <style:text-properties officeooo:paragraph-rsid="001dc6d2"/>
    </style:style>
    <style:style style:name="P7" style:family="paragraph" style:parent-style-name="Standard">
      <style:text-properties fo:font-size="14pt" fo:font-weight="bold" officeooo:rsid="001bfbf2" officeooo:paragraph-rsid="001bfbf2" style:font-size-asian="14pt" style:font-weight-asian="bold" style:font-size-complex="14pt" style:font-weight-complex="bold"/>
    </style:style>
    <style:style style:name="P8" style:family="paragraph" style:parent-style-name="Standard">
      <style:text-properties fo:font-size="18pt" fo:font-weight="bold" officeooo:rsid="00199424" officeooo:paragraph-rsid="00199424" style:font-size-asian="18pt" style:font-weight-asian="bold" style:font-size-complex="18pt" style:font-weight-complex="bold"/>
    </style:style>
    <style:style style:name="P9" style:family="paragraph" style:parent-style-name="Standard">
      <style:text-properties officeooo:rsid="00215c9e" officeooo:paragraph-rsid="00215c9e"/>
    </style:style>
    <style:style style:name="P10" style:family="paragraph" style:parent-style-name="Standard">
      <style:text-properties officeooo:paragraph-rsid="0022013b"/>
    </style:style>
    <style:style style:name="P11" style:family="paragraph" style:parent-style-name="Standard">
      <style:text-properties officeooo:rsid="0023c9e6" officeooo:paragraph-rsid="0023c9e6"/>
    </style:style>
    <style:style style:name="P12" style:family="paragraph" style:parent-style-name="Standard">
      <style:text-properties officeooo:paragraph-rsid="0024bc9e"/>
    </style:style>
    <style:style style:name="P13" style:family="paragraph" style:parent-style-name="Footnote">
      <style:text-properties officeooo:rsid="002a1f53" officeooo:paragraph-rsid="002a1f53"/>
    </style:style>
    <style:style style:name="P14" style:family="paragraph" style:parent-style-name="Standard">
      <style:text-properties officeooo:rsid="001c806d" officeooo:paragraph-rsid="001c806d"/>
    </style:style>
    <style:style style:name="P15" style:family="paragraph" style:parent-style-name="Standard">
      <style:text-properties fo:font-size="14pt" fo:font-weight="bold" officeooo:rsid="001c806d" officeooo:paragraph-rsid="001c806d" style:font-size-asian="14pt" style:font-weight-asian="bold" style:font-size-complex="14pt" style:font-weight-complex="bold"/>
    </style:style>
    <style:style style:name="P16" style:family="paragraph" style:parent-style-name="Standard">
      <style:text-properties fo:font-size="14pt" fo:font-weight="bold" officeooo:paragraph-rsid="002c2219" style:font-size-asian="14pt" style:font-weight-asian="bold" style:font-size-complex="14pt" style:font-weight-complex="bold"/>
    </style:style>
    <style:style style:name="P17" style:family="paragraph" style:parent-style-name="Standard">
      <style:text-properties fo:font-size="14pt" fo:font-weight="bold" officeooo:rsid="0034c92c" officeooo:paragraph-rsid="0034c92c" style:font-size-asian="14pt" style:font-weight-asian="bold" style:font-size-complex="14pt" style:font-weight-complex="bold"/>
    </style:style>
    <style:style style:name="P18" style:family="paragraph" style:parent-style-name="Standard">
      <style:text-properties officeooo:rsid="0023c9e6" officeooo:paragraph-rsid="0023c9e6"/>
    </style:style>
    <style:style style:name="P19" style:family="paragraph" style:parent-style-name="Standard">
      <style:text-properties officeooo:paragraph-rsid="0024bc9e"/>
    </style:style>
    <style:style style:name="P20" style:family="paragraph" style:parent-style-name="Standard">
      <style:text-properties officeooo:rsid="0026cbec" officeooo:paragraph-rsid="0026cbec"/>
    </style:style>
    <style:style style:name="P21" style:family="paragraph" style:parent-style-name="Standard">
      <style:text-properties officeooo:paragraph-rsid="0026cbec"/>
    </style:style>
    <style:style style:name="P22" style:family="paragraph" style:parent-style-name="Standard">
      <style:text-properties officeooo:paragraph-rsid="00274634"/>
    </style:style>
    <style:style style:name="P23" style:family="paragraph" style:parent-style-name="Standard">
      <style:text-properties officeooo:rsid="00274634" officeooo:paragraph-rsid="00274634"/>
    </style:style>
    <style:style style:name="P24" style:family="paragraph" style:parent-style-name="Standard">
      <style:text-properties officeooo:paragraph-rsid="00282d25"/>
    </style:style>
    <style:style style:name="P25" style:family="paragraph" style:parent-style-name="Standard">
      <style:text-properties officeooo:paragraph-rsid="00299572"/>
    </style:style>
    <style:style style:name="P26" style:family="paragraph" style:parent-style-name="Standard">
      <style:text-properties officeooo:paragraph-rsid="002a1f53"/>
    </style:style>
    <style:style style:name="P27" style:family="paragraph" style:parent-style-name="Standard">
      <style:text-properties officeooo:paragraph-rsid="002ae62e"/>
    </style:style>
    <style:style style:name="P28" style:family="paragraph" style:parent-style-name="Standard">
      <style:text-properties officeooo:paragraph-rsid="002c2219"/>
    </style:style>
    <style:style style:name="P29" style:family="paragraph" style:parent-style-name="Standard">
      <style:text-properties fo:font-size="18pt" fo:font-weight="bold" officeooo:rsid="002e037a" officeooo:paragraph-rsid="002e037a" style:font-size-asian="18pt" style:font-weight-asian="bold" style:font-size-complex="18pt" style:font-weight-complex="bold"/>
    </style:style>
    <style:style style:name="P30" style:family="paragraph" style:parent-style-name="Standard">
      <style:text-properties officeooo:paragraph-rsid="002e037a"/>
    </style:style>
    <style:style style:name="P31" style:family="paragraph" style:parent-style-name="Standard" style:list-style-name="L1">
      <style:text-properties officeooo:rsid="001ad344" officeooo:paragraph-rsid="001ad344"/>
    </style:style>
    <style:style style:name="P32" style:family="paragraph" style:parent-style-name="Standard" style:list-style-name="L1">
      <style:text-properties officeooo:paragraph-rsid="001ad344"/>
    </style:style>
    <style:style style:name="P33" style:family="paragraph" style:parent-style-name="Standard">
      <style:text-properties fo:font-weight="bold" officeooo:rsid="0022013b" officeooo:paragraph-rsid="0022013b" style:font-weight-asian="bold" style:font-weight-complex="bold"/>
    </style:style>
    <style:style style:name="P34" style:family="paragraph" style:parent-style-name="Standard">
      <style:text-properties fo:font-weight="bold" officeooo:rsid="0031ede8" officeooo:paragraph-rsid="0031ede8" style:font-weight-asian="bold" style:font-weight-complex="bold"/>
    </style:style>
    <style:style style:name="P35" style:family="paragraph" style:parent-style-name="Standard">
      <style:text-properties fo:font-weight="bold" officeooo:paragraph-rsid="00274634" style:font-weight-asian="bold" style:font-weight-complex="bold"/>
    </style:style>
    <style:style style:name="P36" style:family="paragraph" style:parent-style-name="Standard">
      <style:text-properties officeooo:rsid="0031ede8" officeooo:paragraph-rsid="0031ede8"/>
    </style:style>
    <style:style style:name="P37" style:family="paragraph" style:parent-style-name="Standard">
      <style:text-properties officeooo:paragraph-rsid="001a5441"/>
    </style:style>
    <style:style style:name="P38" style:family="paragraph" style:parent-style-name="Standard">
      <style:text-properties officeooo:rsid="0034c92c" officeooo:paragraph-rsid="0034c92c"/>
    </style:style>
    <style:style style:name="P39" style:family="paragraph" style:parent-style-name="Standard">
      <style:text-properties officeooo:paragraph-rsid="0034c92c"/>
    </style:style>
    <style:style style:name="P40" style:family="paragraph" style:parent-style-name="Standard">
      <style:text-properties officeooo:paragraph-rsid="00364d12"/>
    </style:style>
    <style:style style:name="T1" style:family="text">
      <style:text-properties officeooo:rsid="00199424"/>
    </style:style>
    <style:style style:name="T2" style:family="text">
      <style:text-properties officeooo:rsid="001a5441"/>
    </style:style>
    <style:style style:name="T3" style:family="text">
      <style:text-properties officeooo:rsid="001ad344"/>
    </style:style>
    <style:style style:name="T4" style:family="text">
      <style:text-properties officeooo:rsid="001b139e"/>
    </style:style>
    <style:style style:name="T5" style:family="text">
      <style:text-properties officeooo:rsid="001bfbf2"/>
    </style:style>
    <style:style style:name="T6" style:family="text">
      <style:text-properties officeooo:rsid="001c806d"/>
    </style:style>
    <style:style style:name="T7" style:family="text">
      <style:text-properties officeooo:rsid="001dc6d2"/>
    </style:style>
    <style:style style:name="T8" style:family="text">
      <style:text-properties officeooo:rsid="00215c9e"/>
    </style:style>
    <style:style style:name="T9" style:family="text">
      <style:text-properties officeooo:rsid="0022013b"/>
    </style:style>
    <style:style style:name="T10" style:family="text">
      <style:text-properties officeooo:rsid="0023c9e6"/>
    </style:style>
    <style:style style:name="T11" style:family="text">
      <style:text-properties officeooo:rsid="0024bc9e"/>
    </style:style>
    <style:style style:name="T12" style:family="text">
      <style:text-properties officeooo:rsid="0026cbec"/>
    </style:style>
    <style:style style:name="T13" style:family="text">
      <style:text-properties officeooo:rsid="00274634"/>
    </style:style>
    <style:style style:name="T14" style:family="text">
      <style:text-properties officeooo:rsid="00282d25"/>
    </style:style>
    <style:style style:name="T15" style:family="text">
      <style:text-properties officeooo:rsid="00299572"/>
    </style:style>
    <style:style style:name="T16" style:family="text">
      <style:text-properties officeooo:rsid="002a1f53"/>
    </style:style>
    <style:style style:name="T17" style:family="text">
      <style:text-properties officeooo:rsid="002ae62e"/>
    </style:style>
    <style:style style:name="T18" style:family="text">
      <style:text-properties fo:font-style="italic" officeooo:rsid="001b139e" style:font-style-asian="italic" style:font-style-complex="italic"/>
    </style:style>
    <style:style style:name="T19" style:family="text">
      <style:text-properties fo:font-style="italic" officeooo:rsid="0030becb" style:font-style-asian="italic" style:font-style-complex="italic"/>
    </style:style>
    <style:style style:name="T20" style:family="text">
      <style:text-properties fo:font-style="italic" officeooo:rsid="0034c92c" style:font-style-asian="italic" style:font-style-complex="italic"/>
    </style:style>
    <style:style style:name="T21" style:family="text">
      <style:text-properties fo:font-style="italic" officeooo:rsid="00274634" style:font-style-asian="italic" style:font-style-complex="italic"/>
    </style:style>
    <style:style style:name="T22" style:family="text">
      <style:text-properties fo:font-style="italic" officeooo:rsid="0026cbec" style:font-style-asian="italic" style:font-style-complex="italic"/>
    </style:style>
    <style:style style:name="T23" style:family="text">
      <style:text-properties fo:font-style="italic" officeooo:rsid="0031ede8" style:font-style-asian="italic" style:font-style-complex="italic"/>
    </style:style>
    <style:style style:name="T24" style:family="text">
      <style:text-properties fo:font-style="italic" officeooo:rsid="002c2219" style:font-style-asian="italic" style:font-style-complex="italic"/>
    </style:style>
    <style:style style:name="T25" style:family="text">
      <style:text-properties fo:font-style="italic" officeooo:rsid="00364d12" style:font-style-asian="italic" style:font-style-complex="italic"/>
    </style:style>
    <style:style style:name="T26" style:family="text">
      <style:text-properties fo:font-weight="bold" officeooo:rsid="00364d12" style:font-weight-asian="bold" style:font-weight-complex="bold"/>
    </style:style>
    <style:style style:name="T27" style:family="text">
      <style:text-properties fo:font-weight="bold" officeooo:rsid="0026cbec" style:font-weight-asian="bold" style:font-weight-complex="bold"/>
    </style:style>
    <style:style style:name="T28" style:family="text">
      <style:text-properties officeooo:rsid="002c2219"/>
    </style:style>
    <style:style style:name="T29" style:family="text">
      <style:text-properties officeooo:rsid="002e037a"/>
    </style:style>
    <style:style style:name="T30" style:family="text">
      <style:text-properties officeooo:rsid="002f1d84"/>
    </style:style>
    <style:style style:name="T31" style:family="text">
      <style:text-properties officeooo:rsid="0030becb"/>
    </style:style>
    <style:style style:name="T32" style:family="text">
      <style:text-properties officeooo:rsid="0031ede8"/>
    </style:style>
    <style:style style:name="T33" style:family="text">
      <style:text-properties officeooo:rsid="0033da94"/>
    </style:style>
    <style:style style:name="T34" style:family="text">
      <style:text-properties officeooo:rsid="0034c92c"/>
    </style:style>
    <style:style style:name="T35" style:family="text">
      <style:text-properties officeooo:rsid="00364d12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Wojciech Moszczyński</text:p>
      <text:p text:style-name="P8">Zastosowanie systemów rekomendacji w sprzedaży internetowej</text:p>
      <text:p text:style-name="P1"/>
      <text:p text:style-name="P1"/>
      <text:p text:style-name="P30"><text:span text:style-name="T1">Po pandemii i </text:span><text:span text:style-name="T29">po </text:span><text:span text:style-name="T1">związanych z nią uciążliwych </text:span><text:span text:style-name="T29">ograniczeniach</text:span><text:span text:style-name="T1"> </text:span><text:span text:style-name="T29">sprzedażowych znacznie wzrosł</text:span><text:span text:style-name="T34">a</text:span><text:span text:style-name="T29"> </text:span><text:span text:style-name="T34">popularność</text:span><text:span text:style-name="T29"> </text:span><text:span text:style-name="T1">internetow</text:span><text:span text:style-name="T34">ego</text:span><text:span text:style-name="T1"> </text:span><text:span text:style-name="T29">handlu</text:span><text:span text:style-name="T1"> wyrob</text:span><text:span text:style-name="T29">ami</text:span><text:span text:style-name="T1"> cukierniczy</text:span><text:span text:style-name="T29">mi</text:span><text:span text:style-name="T1"> oraz pieczyw</text:span><text:span text:style-name="T29">em</text:span><text:span text:style-name="T1">. Pojawiły się nawet sklepy internetowe, które nie miały nigdy nic wspólnego z cukiernictwem a ich działalność polega </text:span><text:span text:style-name="T29">wyłącznie </text:span><text:span text:style-name="T1">na pośrednictw</text:span><text:span text:style-name="T29">ie</text:span><text:span text:style-name="T1"> w sprzedaży produktów.</text:span></text:p>
      <text:p text:style-name="P30"><text:span text:style-name="T1">Aby prowadzić sprzedaż w internecie nie trzeba mieć piekarni wystarczy </text:span><text:span text:style-name="T29">tani </text:span><text:span text:style-name="T1">komputer oraz dostęp do internetu. </text:span><text:span text:style-name="T2">Co więcej, nie trzeba </text:span><text:span text:style-name="T29">mieć nawet komputera, wystarczy hosting kosztujący </text:span><text:span text:style-name="T34">zaledwie</text:span><text:span text:style-name="T29"> 150 zł rocznie. Nie trzeba </text:span><text:span text:style-name="T2">zatrudniać personelu ponieważ sprzedaż internetowa jest prowadzona przez automatyczne, </text:span><text:span text:style-name="T29">inteligentne</text:span><text:span text:style-name="T2"> systemy </text:span><text:span text:style-name="T29">obsługi</text:span><text:span text:style-name="T2">. </text:span><text:span text:style-name="T29">Prowadzenie</text:span><text:span text:style-name="T2"> takich sklepów wiąże w większości z nadzorowaniem procesu sprzedaży. Zamówienia złożone przez klientów są automatycznie przesyłane do magazynów producentów skąd bezzwłocznie przesyłane są do </text:span><text:span text:style-name="T29">docelowych </text:span><text:span text:style-name="T2">klientów. W niektórych przypadkach wymagane jest prowadzenie korespondencji z klientem, często prowadzi się długie uzgodnienia. Tak dzieje się przy sprzedaży tortów okolicznościowych lub przy sprzedaży ciast dla dużych imprez typu wesela lub komunie. <text:s text:c="2"/></text:span></text:p>
      <text:p text:style-name="P37"/>
      <text:p text:style-name="P17">Sklepy internetowe</text:p>
      <text:p text:style-name="P38"/>
      <text:p text:style-name="P2"><text:span text:style-name="T2">Dla sklepów internetowych nie istnieją p</text:span><text:span text:style-name="T1">roblemy z kredytami, drogim gazem oraz rosnącymi cenami surowców </text:span><text:span text:style-name="T29">czy</text:span><text:span text:style-name="T2"> brakiem wykwalifikowanych pracowników</text:span><text:span text:style-name="T1">. Niski próg wejścia powod</text:span><text:span text:style-name="T3">uje</text:span><text:span text:style-name="T1">, że dzisiaj każdy może mieć </text:span><text:span text:style-name="T29">taki </text:span><text:span text:style-name="T1">sklep. Z drugiej strony niski</text:span><text:span text:style-name="T29">e</text:span><text:span text:style-name="T1"> wymagania </text:span><text:span text:style-name="T3">sprawiają,</text:span><text:span text:style-name="T1"> że </text:span><text:span text:style-name="T3">tego typu</text:span><text:span text:style-name="T1"> pomiotów może pojawić się bardzo wiele. Duża ilość podmiotów </text:span><text:span text:style-name="T3">wiąże się z </text:span><text:span text:style-name="T1">duż</text:span><text:span text:style-name="T3">ą</text:span><text:span text:style-name="T1"> konkurencj</text:span><text:span text:style-name="T3">ą</text:span><text:span text:style-name="T1">. Docelowo zawsze </text:span><text:span text:style-name="T3">celem gry rynkowej jest uzyskanie </text:span><text:span text:style-name="T29">odpowiednio </text:span><text:span text:style-name="T3">wysokiego zysku</text:span><text:span text:style-name="T1">. W jaki sposób konkurować na rynku </text:span><text:span text:style-name="T29">doskonale konkurencyjnym</text:span><text:span text:style-name="T2">,</text:span><text:span text:style-name="T1"> </text:span><text:span text:style-name="T2">zdominowanym przez małe podmioty działające praktycznie bez kosztów? </text:span></text:p>
      <text:p text:style-name="P2"><text:span text:style-name="T3">Przewagę konkurencyjną można uzyskać tylko w trzech obszarach: </text:span><text:span text:style-name="T2"><text:s/></text:span><text:span text:style-name="T1"><text:s text:c="4"/></text:span></text:p>
      <text:list xml:id="list1123282213" text:style-name="L1">
        <text:list-item>
          <text:p text:style-name="P31"><text:span text:style-name="T30">w </text:span><text:s/>obszarze przewagi technologicznej</text:p>
        </text:list-item>
        <text:list-item>
          <text:p text:style-name="P32"><text:span text:style-name="T30">w</text:span><text:span text:style-name="T3"> obszarze doskonałości operacyjnej</text:span></text:p>
        </text:list-item>
        <text:list-item>
          <text:p text:style-name="P31"><text:span text:style-name="T30">w</text:span> obszarze zaufania klienta.</text:p>
          <text:p text:style-name="P31"/>
        </text:list-item>
      </text:list>
      <text:p text:style-name="P3"><text:span text:style-name="T30">Wydaje się powszechnie, że d</text:span>la nowych sklepów zdobycie zaufani<text:span text:style-name="T30">a klientów</text:span> jest niezwykle trudne. <text:span text:style-name="T30">D</text:span>latego sklepy internetowe szukają swojej szansy w obniżaniu własnej marży. Takie podejście prowadzi donikąd. Marża musi być wystarczając<text:span text:style-name="T30">o wysoka,</text:span> aby przy odpowiednich obrotach móc zarabiać i rozwijać firmę.</text:p>
      <text:p text:style-name="P2"><text:span text:style-name="T3">W obszarze technologicznym sklepy internetowe też nie mogą zbyt dużo ugrać. Przewaga technologiczna to przede wszystkim nowatorskie produkty, nowe smaki i zapachy. Branża cukiernicza jest niestety bardzo konserwatywna. Pewnie lepiej sprzedają się ciastka, których przepisy powstały w XIX wieku (jak kremówka, makowiec czy szarlotka) niż nowe ciastkarskie „wynalazki”. Przewagi technologicznej można szukać też w obszarze organizacji i logistyki, lepszej stronie internetowej sklepu, a może przede wszystkim kolejności na stronie wyszukiwarki. </text:span><text:span text:style-name="T4">Dobra lokalizacja sklepu internetowego jest kluczowa i spełnia dokładnie tą samą rolę co dobra lokalizacja cukierni </text:span><text:span text:style-name="T30">w świecie rzeczywistym</text:span><text:span text:style-name="T4">. Niestety </text:span><text:span text:style-name="T31">zbudowanie wysokiej pozycji w</text:span><text:span text:style-name="T4"> tak zwan</text:span><text:span text:style-name="T31">ej</text:span><text:span text:style-name="T4"> </text:span><text:span text:style-name="T18">website </text:span><text:span text:style-name="T19">google</text:span><text:span text:style-name="T18"> rating </text:span><text:span text:style-name="T20">list</text:span><text:span text:style-name="T4"> musimy powierzyć wyspecjalizowanym firm</text:span><text:span text:style-name="T34">om.</text:span><text:span text:style-name="T4"> </text:span><text:span text:style-name="T34">S</text:span><text:span text:style-name="T4">ami nie mamy szansy nic w tym obszarze poprawić.</text:span><text:span text:style-name="T3"> </text:span><text:span text:style-name="T4">Wróćmy więc do obszarów, w których możemy coś </text:span><text:span text:style-name="T31">zdziałać</text:span><text:span text:style-name="T4">. </text:span></text:p>
      <text:p text:style-name="P4">Ponieważ w konserwatywnej branży cukierniczej trudno konkurować nowymi przepisami a ściganie się <text:span text:style-name="T31">z konkurencją </text:span>przez obniżanie marży jest najlepszą drogą do zamknięcia sklepu, musimy wrócić do trzeciej drogi czyli zdobycia zaufania klienta. </text:p>
      <text:p text:style-name="P4"/>
      <text:p text:style-name="P7"><text:soft-page-break/>Czym jest zaufanie klienta?</text:p>
      <text:p text:style-name="P7"/>
      <text:p text:style-name="P39"><text:span text:style-name="T5">Zaufanie klienta to zbiór różnych cech, </text:span><text:span text:style-name="T31">dzięki którym klient nam ufa. D</text:span><text:span text:style-name="T5">otąd uważano, że zaufanie klient buduje się latami. Częściowo tak jest, jednak w dzisiejszych czasach, wszystko </text:span><text:span text:style-name="T31">zawrotnie</text:span><text:span text:style-name="T5"> przyśpieszyło. To co dawniej </text:span><text:span text:style-name="T6">trwało</text:span><text:span text:style-name="T5"> lata teraz prz</text:span><text:span text:style-name="T6">ychodzi</text:span><text:span text:style-name="T5"> </text:span><text:span text:style-name="T6">po miesiącach</text:span><text:span text:style-name="T5"> a nawet tygodni</text:span><text:span text:style-name="T6">ach</text:span><text:span text:style-name="T5">. </text:span><text:span text:style-name="T6">Czy zaufanie klienta można zbudować w ciągu kilku wizyt na stronie sklepu internetowego? Zastanówmy się, co to jest zaufanie klienta? Klient ufa, że </text:span><text:span text:style-name="T34">w sklepie </text:span><text:span text:style-name="T6">będą te rzeczy, które on lubi. </text:span><text:span text:style-name="T31">Ufa,</text:span><text:span text:style-name="T6"> że będą </text:span><text:span text:style-name="T31">tam </text:span><text:span text:style-name="T6">zawsze </text:span><text:span text:style-name="T31">produkty </text:span><text:span text:style-name="T6">w tej samej jakości. Wierzy, że sklep zna jego potrzeby i jest w stanie im sprostać.</text:span></text:p>
      <text:p text:style-name="P14">Kiedyś przed pojawieniem się supermarketów i sprzedaży masowej klienci odwiedzali te sklepy, w których znani byli przez sklepikarza. Przypomnijmy sobie jaka panowała atmosfera w sklepie Stanisława Wokulskiego z powieści Bolesława Prusa „Lalka”. Każdy klient był tram witany, zachwalano towary, negocjowano ceny i nawiązywano głębokie, wzajemne relacje. W dzisiejszych czasach odtworzenie tej atmosfery jest już niemożliwe. <text:span text:style-name="T31">Ale czy na pewno…?</text:span></text:p>
      <text:p text:style-name="P5"/>
      <text:p text:style-name="P15">Nowe podejście do klienta sklepu internetowego</text:p>
      <text:p text:style-name="P5"/>
      <text:p text:style-name="P6"><text:span text:style-name="T6">Każdy czas przynosi inne wzorce zachowa</text:span><text:span text:style-name="T34">ń</text:span><text:span text:style-name="T6">. </text:span><text:span text:style-name="T31">B</text:span><text:span text:style-name="T6">ył czas obwoźnych, średniowiecznych karawan, </text:span><text:span text:style-name="T7">czas targowisk i </text:span><text:span text:style-name="T6">kramów potem sklepów, w których królowali subiekci pokroju </text:span><text:span text:style-name="T7">Ignacego Rzeckiego z powieści „Lalka”. W czasach rewolucji przemysłowej pojawiły się składy a potem supermarkety. Teraz mamy rewolucję informatyczną i pojawienie się sklepów internetowych. W każdym z tych</text:span><text:span text:style-name="T6"> </text:span><text:span text:style-name="T7">sklepów prowadzono sprzedaż w sposób specyficzny. </text:span><text:span text:style-name="T34">W k</text:span><text:span text:style-name="T7">ażdej formie sprzedaży wypracowano metody pozwalające uzyskiwać zysk i zdobywać za</text:span><text:span text:style-name="T34">ufanie</text:span><text:span text:style-name="T7"> klientów. Jak</text:span><text:span text:style-name="T31">i</text:span><text:span text:style-name="T7"> jest sposób na zdobycie przewagi konkurencyjnej na rynku </text:span><text:span text:style-name="T31">sprzedaży </text:span><text:span text:style-name="T7">internetow</text:span><text:span text:style-name="T31">ej</text:span><text:span text:style-name="T7">? Najważniejszą cechą, która wyróżnia sprzedaż internetową od sp</text:span><text:span text:style-name="T8">rzedaży konwencjonalnej jest informacja o kliencie. </text:span><text:span text:style-name="T31">W odróżnieniu od sprzedaży tradycyjnej, k</text:span><text:span text:style-name="T8">lient w sieci nie jest anonimowy. Sprzedawca zna jego historię transakcji, jego preferencje, może prześledzić jego decyzję oraz częstotliwość z jaką odwiedzał </text:span><text:span text:style-name="T34">on </text:span><text:span text:style-name="T8">nasz sklep. </text:span></text:p>
      <text:p text:style-name="P9">Ta zdolność do analiz pozwala na uzyskanie bardzo wymiernych korzyści.</text:p>
      <text:p text:style-name="P9"/>
      <text:p text:style-name="P9"/>
      <text:p text:style-name="P33">Analiza klientów źródłem przewagi konkurencyjnej</text:p>
      <text:p text:style-name="P33"/>
      <text:p text:style-name="P10"><text:span text:style-name="T9">W branży cukierniczej przewagę konkurencyjną można głównie uzyskać <text:s/>przez obniżenie cen produktów </text:span><text:span text:style-name="T31">oraz</text:span><text:span text:style-name="T9"> przez zbudowanie zaufania klienta. Czas, który jest potrzebny do zbudowania zaufania klientów jest znacznie krótszy w sprzedaży internetowej niż w sprzedaży konwencjonalnej. Z kolei obniżenie cen produktów zawsze prowadzić będzie do spadku </text:span><text:span text:style-name="T10">rentowności sklepu, chyba, że w ślad za nim będzie szło zwiększenie ilości transakcji. </text:span></text:p>
      <text:p text:style-name="P11">Jak więc szybko zbudować zaufanie klienta i zwiększyć rentowność sklepu obniżając marże i jednocześnie zwiększając ilość sprzedaży?</text:p>
      <text:p text:style-name="P11">Można tego dokonać poprzez nawiązanie relacji z klientem. W sieci nie potrzeba do tego człowieka, który będzie jak XIX subiekt witał stałych klientów na progu sklepu. Dzisiaj w sieci do tego wystarczy prosty algorytm zainstalowany na stronie internetowej. </text:p>
      <text:p text:style-name="P6"><text:span text:style-name="T6"><text:s text:c="4"/></text:span><text:span text:style-name="T5"><text:s/></text:span></text:p>
      <text:p text:style-name="P34">Natura człowieka</text:p>
      <text:p text:style-name="P36"/>
      <text:p text:style-name="P11">Człowiek z natury poszukuje kontaktu. Zwykle gdy ktoś zwraca się do nas przyjaźnie, pyta nas o zdrowie, o nasze indywidualne potrzeby i oczekiwania czujemy się dobrze.</text:p>
      <text:p text:style-name="P11">Każdy człowiek wie, że e-maile informujące o promocjach czy przypomnienia o zbliżającym się terminie ubezpieczenia samochodu otrzymywane przez SMS są generowane automatycznie. Jednak zwykle traktujemy je z powagą ponieważ kryje się za tym korzyść w postaci tańszych produktów czy uniknięcia kłopotów. </text:p>
      <text:p text:style-name="P11"/>
      <text:p text:style-name="P12"><text:soft-page-break/><text:span text:style-name="T10">Dzięki informacjom zbieranym przez systemy sprzedażowe możliw</text:span><text:span text:style-name="T11">e</text:span><text:span text:style-name="T10"> jest </text:span><text:span text:style-name="T11">zwrócenie się do klienta z nawiązaniem do ostatniej wizyty w sklepie</text:span><text:span text:style-name="T10">. </text:span><text:span text:style-name="T11">Na podstawie historii można przedstawić kupującemu specjalnie dla niego przygotowaną propozycję, dać mu bonifikatę lub zaproponować jakiś prezent.</text:span></text:p>
      <text:p text:style-name="P12"/>
      <text:p text:style-name="P12"><text:span text:style-name="T11">Niestety taka relacja musi być poparta złożonymi obliczeniami. Dzięki analizie historycznej możemy określić prawdopodobieństwo ile czasu klient spędzi na naszej stronie internetowej sklepu, <text:s/>co kupi i w jakich ilościach. Bardziej subtelne systemy analityczne są w stanie zbadać jaka jest wrażliwość klienta na zmiany cen, obniżki lub prezenty. Wszystko to prowadzi do istotnego wzrostu wielkości sprzedaży. </text:span></text:p>
      <text:p text:style-name="P20"/>
      <text:p text:style-name="P21"><text:span text:style-name="T26">Case study : w</text:span><text:span text:style-name="T27">izyta w sklepie internetowym</text:span></text:p>
      <text:p text:style-name="P20"/>
      <text:p text:style-name="P22"><text:span text:style-name="T12">Spróbujmy </text:span><text:span text:style-name="T13">przedstawić </text:span><text:span text:style-name="T35">zainscenizowaną scenę </text:span><text:span text:style-name="T13">transakcj</text:span><text:span text:style-name="T35">i</text:span><text:span text:style-name="T13"> zakupu w inteligentnym </text:span><text:span text:style-name="T12">sklep</text:span><text:span text:style-name="T13">ie</text:span><text:span text:style-name="T12"> internetow</text:span><text:span text:style-name="T13">ym.</text:span><text:span text:style-name="T12"> </text:span></text:p>
      <text:p text:style-name="P22"/>
      <text:p text:style-name="P22"><text:span text:style-name="T21">Zalogowałam się </text:span><text:span text:style-name="T22">na nasze </text:span><text:span text:style-name="T21">(wspólne z mężem) </text:span><text:span text:style-name="T22">konto. </text:span><text:span text:style-name="T21">System przywitał mnie i </text:span><text:span text:style-name="T23">żartobliwie przypomniał,</text:span><text:span text:style-name="T21"> kiedy ostatnio byłam w sklepie i co zwykle kup</text:span><text:span text:style-name="T25">uje</text:span><text:span text:style-name="T21">. Z</text:span><text:span text:style-name="T22">e zdumieniem </text:span><text:span text:style-name="T21">zauważyłam</text:span><text:span text:style-name="T22">, że komputer zaproponował </text:span><text:span text:style-name="T21">mi</text:span><text:span text:style-name="T22"> to czego dokładnie chci</text:span><text:span text:style-name="T21">ałam</text:span><text:span text:style-name="T22">. Chci</text:span><text:span text:style-name="T21">ałam</text:span><text:span text:style-name="T22"> kupić te ciasto, który zwykle kupujemy co drugą sobotę (bo wtedy odwiedza nas </text:span><text:span text:style-name="T21">moja mamusia</text:span><text:span text:style-name="T22">). </text:span><text:span text:style-name="T21">Ciasto było już w moim elektronicznym koszyku zamówień. </text:span><text:span text:style-name="T22">Co więcej, system zaproponował </text:span><text:span text:style-name="T21">mi</text:span><text:span text:style-name="T22"> zakup małego makowca. Jeżeli </text:span><text:span text:style-name="T21">zdecyduje się </text:span><text:span text:style-name="T22">kupi</text:span><text:span text:style-name="T21">ć</text:span><text:span text:style-name="T22"> makowiec, uzyskam zniżkę wysokości 10% na pierwsze ciasto. Nie wiem skąd komputer to wiedział, ale właśnie myśl</text:span><text:span text:style-name="T21">ałam o makowcu</text:span><text:span text:style-name="T22">. </text:span><text:span text:style-name="T21">Niemożliwie, żeby był to przypadek. </text:span><text:span text:style-name="T22">Dodatkowo system zaproponował też </text:span><text:span text:style-name="T21">ciastka</text:span><text:span text:style-name="T22"> </text:span><text:span text:style-name="T21">chrupkie</text:span><text:span text:style-name="T22">, które </text:span><text:span text:style-name="T21">byłyby</text:span><text:span text:style-name="T22"> świetnym uzupełnieniem śniadań </text:span><text:span text:style-name="T21">w szkole </text:span><text:span text:style-name="T22">na cały tydzień. </text:span><text:span text:style-name="T21">System sam podpowiedział to przedstawiając rysunek chłopca idącego do szkoły. </text:span><text:span text:style-name="T24">Zaoferowano, że na wszystkie produkty otrzymam dodatkowo </text:span><text:span text:style-name="T23">5</text:span><text:span text:style-name="T24">% zniżki. </text:span><text:span text:style-name="T22">Tak się składa, że mamy dziecko </text:span><text:span text:style-name="T23">w </text:span><text:span text:style-name="T22">wieku szkolnym, więc na próbę skorzystała też z tej oferty. </text:span><text:span text:style-name="T23">Coraz bardziej podobają mi się zakupy w tym sklepie, ponieważ dostałam dużo zniżek a produkty są takie o jakich myślałam. </text:span><text:span text:style-name="T32"><text:s/></text:span></text:p>
      <text:p text:style-name="P22"/>
      <text:p text:style-name="P22"/>
      <text:p text:style-name="P35"><text:span text:style-name="T12">Wizyta </text:span><text:span text:style-name="T13">na zapleczu</text:span><text:span text:style-name="T12"> sklep</text:span><text:span text:style-name="T13">u</text:span><text:span text:style-name="T12"> internetow</text:span><text:span text:style-name="T13">ego</text:span></text:p>
      <text:p text:style-name="P22"/>
      <text:p text:style-name="P23">Teraz przedstawimy w jaki sposób została skomponowana oferta dla młodej matki.</text:p>
      <text:p text:style-name="P23"/>
      <text:p text:style-name="P25"><text:span text:style-name="T13">Jak czytamy konto internetowe cukierni było wspólne </text:span><text:span text:style-name="T32">z mężem</text:span><text:span text:style-name="T13">, jednak system po szybkości wpisywania znaków wykrył, że jest to ta sama osoba, która zwykle kupuje w sklepie. Użyto do tego kilku zmiennych takich jak pora dnia rejestracji, dzień tygodnia rejestracji, sygnatura szybkości pisania na klawiaturze. </text:span><text:span text:style-name="T14">Analizą wejściową zajmuje się system oparty o model klasyfikacji. Modele klasyfikacji dychotomicznej przekazują </text:span><text:span text:style-name="T32">wynik w postaci </text:span><text:span text:style-name="T14">informacj</text:span><text:span text:style-name="T32">i:</text:span><text:span text:style-name="T14"> TAK lub NIE. Tym razem sygnatura zachowań potwierdziła, że mamy do czynienia z tą samą osobą co zawsze</text:span><text:span text:style-name="T14"><text:note text:id="ftn0" text:note-class="footnote"><text:note-citation>1</text:note-citation><text:note-body><text:p text:style-name="P24"><text:span text:style-name="T14"><text:s/>Do klasyfikacji wstępnej można zastosować na przykład modeli: GaussianNB(), </text:span>LogisticRegression(), GradientBoostingClassifier(), <text:s/>RandomForestClassifier(), LGBMClassifier(), CatBoostClassifier(), XGBClassifier(), <text:s/>LogisticRegression(), KneighborsClassifier(), SVC() </text:p><text:p text:style-name="P24"><text:span text:style-name="T14"><text:s/></text:span></text:p></text:note-body></text:note></text:span><text:span text:style-name="T14">. System sprawdza co zidentyfikowana osoba kupowała ostatnio. Kolejny model odna</text:span><text:span text:style-name="T32">jduje</text:span><text:span text:style-name="T14"> regularne zachowania. </text:span><text:span text:style-name="T32">Model</text:span><text:span text:style-name="T14"> przede wszystkim zauważył, że pewne zakupy są dokonywane regularnie, </text:span><text:span text:style-name="T32">w określonych odstępach</text:span><text:span text:style-name="T14"> czas</text:span><text:span text:style-name="T32">u</text:span><text:span text:style-name="T14">. </text:span><text:span text:style-name="T15">Jak wiemy w cukierni dość często zdarzają się zakupy regularne, wynikające ze zwyczajów i upodobań mieszkańców. Aby wykryć taki zwyczaj należy użyć modelu klasyfikacji </text:span><text:span text:style-name="T32">wielorakiej</text:span><text:span text:style-name="T15"><text:note text:id="ftn1" text:note-class="footnote"><text:note-citation>2</text:note-citation><text:note-body><text:p text:style-name="P13">Do klasyfikacji wielorakiej możemy zastosować te same modele klasyfikacji co do klasyfikacji dychotomicznej.</text:p></text:note-body></text:note></text:span><text:span text:style-name="T15">. </text:span><text:span text:style-name="T32">Za k</text:span><text:span text:style-name="T15">las</text:span><text:span text:style-name="T35">y</text:span><text:span text:style-name="T15"> </text:span><text:span text:style-name="T32">posłużyło</text:span><text:span text:style-name="T15"> 20 typowych ciast oraz kilkanaście innych produktów. Dla każdej klasy obliczany jest poziom prawdopodobieństwa zakupu. Jeżeli prawdopodobieństwo </text:span><text:soft-page-break/><text:span text:style-name="T15">zakupu </text:span><text:span text:style-name="T32">dla którejś klasy (produktu)</text:span><text:span text:style-name="T15"> wynosi więcej niż 70% system automatycznie wkłada produkt do elektronicznego koszyka zakupów.</text:span></text:p>
      <text:p text:style-name="P25"><text:span text:style-name="T15">Nasza klienta znalazła więc swoje ciasto w koszyku co </text:span><text:span text:style-name="T32">było dla niego </text:span><text:span text:style-name="T15">nieco zask</text:span><text:span text:style-name="T32">akujące</text:span><text:span text:style-name="T15">. </text:span></text:p>
      <text:p text:style-name="P26"><text:span text:style-name="T15">System czekał na reakcję osoby kupującej, zaproponowane ciasto nie zostało wyrzucone z koszyka w ciągu 2 minut, więc system </text:span><text:span text:style-name="T16">uznał, że propozycja została zaakceptowana i </text:span><text:span text:style-name="T15">zaproponował </text:span><text:span text:style-name="T16">kolejn</text:span><text:span text:style-name="T32">y produkt</text:span><text:span text:style-name="T16">.</text:span><text:span text:style-name="T15"> </text:span></text:p>
      <text:p text:style-name="P26"><text:span text:style-name="T35">Makowiec</text:span><text:span text:style-name="T16">, któr</text:span><text:span text:style-name="T35">y</text:span><text:span text:style-name="T16"> zaproponował system nie było przypadkowe. Przede wszystkim wcześniej osoba kupująca na postawie swoich </text:span><text:span text:style-name="T32">wcześniejszych </text:span><text:span text:style-name="T16">wyborów została zakwalifikowana do określonego segmentu klientów. System przeanalizował wszystkie zakupy z wybranego segmentu, dokonane w ciągu kilku lat i stworzył listę kilkudziesięciu par produktów. Ten mechanizm nazwany jest algorytmem Apriori</text:span><text:span text:style-name="T16"><text:note text:id="ftn2" text:note-class="footnote"><text:note-citation>3</text:note-citation><text:note-body><text:p text:style-name="P13">Biblioteka: from mlxtend.frequent_patterns import apriori, association_rules</text:p></text:note-body></text:note></text:span><text:span text:style-name="T16">. <text:s/>Często zakupy dokonywane są w parach. Jak kupujemy chleb to kupujemy też masło, przy zakupie kawy często zamawiamy jeszcze WZ-tkę. Algorytm Apriori wychwytuje te pary, przypisuje do nich prawdopodobieństwo tworząc statyczne listy kilkuset par lub trójek produktów.</text:span></text:p>
      <text:p text:style-name="P26"><text:span text:style-name="T16">W trakcie naszego inscenizowanego zakupu pojawił się też element obniżki 10% ceny na pierwsze ciasto. To również nie był przypadek. Propozycja obniżki wynikała z analizy wrażliwości na zmiany cen dla określonego segmentu klientów i podobnie jak Apriori była wyliczona wcześniej. </text:span></text:p>
      <text:p text:style-name="P26"><text:span text:style-name="T16">System w trakcie sprzedaży skorzystał z wcześniej przygotowanych wyników obliczeń.</text:span></text:p>
      <text:p text:style-name="P27"><text:span text:style-name="T16">Wrażliwość </text:span><text:span text:style-name="T17">cenową można wyliczyć dzięki klasycznym testom statystycznym takim jak </text:span><text:span text:style-name="T16">Chi-square </text:span><text:span text:style-name="T17">czy wprost </text:span><text:span text:style-name="T32">używając </text:span><text:span text:style-name="T17">współczynnik</text:span><text:span text:style-name="T32">a</text:span><text:span text:style-name="T17"> korelacji Persona.</text:span></text:p>
      <text:p text:style-name="P28"><text:span text:style-name="T28">Zniżki w naszym przykładzie zostały zaproponowane na poziomie wynikającym z</text:span><text:span text:style-name="T32">e</text:span><text:span text:style-name="T28"> </text:span><text:span text:style-name="T32">współczynnika</text:span><text:span text:style-name="T28"> wrażliwości określonego </text:span><text:span text:style-name="T35">segmentu, do którego przyporządkowana była nasza </text:span><text:span text:style-name="T28">klient</text:span><text:span text:style-name="T35">ka</text:span><text:span text:style-name="T28">. <text:s/></text:span></text:p>
      <text:p text:style-name="P27"/>
      <text:p text:style-name="P40"><text:span text:style-name="T16">Na końcu pojawił się element zakupu suchych ciastek. </text:span><text:span text:style-name="T17">Jak pamiętamy system zakwalifikował tożsamość osoby kupującej do określonego segmentu. Mogło to być jednak niewystarczające do wysłania efektywnej propozycji. Tak więc </text:span><text:span text:style-name="T16"><text:s/></text:span><text:span text:style-name="T17">system skorzystał z innego klasyfikatora. </text:span><text:span text:style-name="T35">Nasza młoda matka</text:span><text:span text:style-name="T17"> zamawiała rok wcześniej w cukierni tort komunijny. </text:span><text:span text:style-name="T32">S</text:span><text:span text:style-name="T17">ystem to pamiętał i przydzielił tej osobie s</text:span><text:span text:style-name="T32">t</text:span><text:span text:style-name="T17">atus</text:span><text:span text:style-name="T16"> </text:span><text:span text:style-name="T17">klienta posiadającego dzieci w wieku wczesnoszkolnym. </text:span><text:span text:style-name="T28">Dla tego segmentu służby sprzedażowe </text:span><text:span text:style-name="T32">przygotowały</text:span><text:span text:style-name="T28"> określoną ofertę, która w zamyśle miała zwiększyć uzależnienie klienta od sklepu. Ostatecznie mimo licznych zniżek klient kupił znacznie więcej niż </text:span><text:span text:style-name="T32">początkowo </text:span><text:span text:style-name="T28">zamierzał. Stało się tak ponieważ propozycję, które zostały </text:span><text:span text:style-name="T35">przedstawione</text:span><text:span text:style-name="T28"> naszej klientce nie były propozycjami przypadkowymi.</text:span></text:p>
      <text:p text:style-name="P28"/>
      <text:p text:style-name="P28"/>
      <text:p text:style-name="P16"><text:span text:style-name="T28">Podsumowanie</text:span></text:p>
      <text:p text:style-name="P16"/>
      <text:p text:style-name="P40"><text:span text:style-name="T28">System inteligentnej sprzedaży, który został omówiony ogólnie w powyższym przykładzie miał na celu przedstawienie możliwości technicznych jakimi dysponują obecnie analitycy danych. </text:span></text:p>
      <text:p text:style-name="P28"><text:span text:style-name="T28">Niezbędne środowisko oraz biblioteki języka Python są bezpłatne i dostępne w sieci internet. Aby zbudować taki system nie wystarczy połączyć w jedną całość kilka prostych modeli klasyfikacji. </text:span><text:span text:style-name="T33">T</text:span><text:span text:style-name="T28">rzeba zbudować tak zwany system produkcyjny oparty na rozwiązaniach chmurowych. </text:span></text:p>
      <text:p text:style-name="P28"><text:span text:style-name="T28">Taki system zapewni autonomiczne, bezawaryjne działanie przez wiele lat. 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Consolas" svg:font-family="Consolas, 'Bitstream Vera Sans Mono', 'Courier New', Courier, monospace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citation-body-style-name="Endnote_20_anchor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Endnote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01T06:32:50.108907835</meta:creation-date>
    <meta:generator>LibreOffice/6.4.7.2$Linux_X86_64 LibreOffice_project/40$Build-2</meta:generator>
    <dc:date>2022-10-02T18:29:40.153758411</dc:date>
    <meta:editing-duration>PT2H44M38S</meta:editing-duration>
    <meta:editing-cycles>11</meta:editing-cycles>
    <meta:document-statistic meta:table-count="0" meta:image-count="0" meta:object-count="0" meta:page-count="4" meta:paragraph-count="52" meta:word-count="1812" meta:character-count="13585" meta:non-whitespace-character-count="11783"/>
  </office:meta>
</office:document-meta>
</file>